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668" officeooo:paragraph-rsid="00004668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officeooo:rsid="00004668" officeooo:paragraph-rsid="00004668"/>
    </style:style>
    <style:style style:name="P4" style:family="paragraph" style:parent-style-name="Standard">
      <style:text-properties officeooo:paragraph-rsid="00004668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04668"/>
    </style:style>
    <style:style style:name="T3" style:family="text">
      <style:text-properties style:font-name="Verdana" officeooo:rsid="0000f083"/>
    </style:style>
    <style:style style:name="T4" style:family="text">
      <style:text-properties officeooo:rsid="0000f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objetivo:</text:p>
      <text:p text:style-name="P3">Tener listo el vehiculo entre unos valores de carga determinados (entre un mínmo y un máximo de carga) durante un intervalo de tiempo especificado.</text:p>
      <text:p text:style-name="P3"/>
      <text:p text:style-name="P3">Esta información se podrá introducir directamente al controlador <text:span text:style-name="T4">(datos de entrada)</text:span> para que lo tenga en cuenta y pueda gestionar de forma eficente la carga / descarga de la bateria.</text:p>
      <text:p text:style-name="P3"/>
      <text:p text:style-name="P4"><text:span text:style-name="T2">También se pueden generar gráficas de coste de oportunidad en 2d, 3d para información del usuario:</text:span></text:p>
      <text:p text:style-name="P1"><text:span text:style-name="T1">- en función de la hora de salida (para una duración fija y un rango determinado de carga)</text:span></text:p>
      <text:p text:style-name="P1"><text:span text:style-name="T1">- en función del rango de carga</text:span></text:p>
      <text:p text:style-name="P1"><text:span text:style-name="T1">- en función de la hora de salida y rango de carga (3d)</text:span></text:p>
      <text:p text:style-name="P1"><text:span text:style-name="T1"/></text:p>
      <text:p text:style-name="P1"><text:span text:style-name="T1">Con esta información se pueden tomar soluciones para:</text:span></text:p>
      <text:p text:style-name="P1"><text:span text:style-name="T1">- </text:span><text:span text:style-name="T3">retrasar/adelantar la hora de salida esperada para no “perder” dinero</text:span></text:p>
      <text:p text:style-name="P1"><text:span text:style-name="T3">- variar el rango de carga deseado (coste de miedo a no salir con 100% de carga en la bateria)</text:span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12-11T22:59:02.412000000</dc:date>
    <meta:editing-duration>PT2M26S</meta:editing-duration>
    <meta:editing-cycles>1</meta:editing-cycles>
    <meta:document-statistic meta:table-count="0" meta:image-count="0" meta:object-count="0" meta:page-count="1" meta:paragraph-count="10" meta:word-count="148" meta:character-count="830" meta:non-whitespace-character-count="692"/>
  </office:meta>
</office:document-meta>
</file>